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text-properties style:font-name="Arial"/>
    </style:style>
    <style:style style:name="P2" style:family="paragraph" style:parent-style-name="Heading_20_2">
      <style:text-properties style:font-name="Arial"/>
    </style:style>
    <style:style style:name="P3" style:family="paragraph" style:parent-style-name="Horizontal_20_Line">
      <style:text-properties style:font-name="Arial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2">
      <style:paragraph-properties fo:margin-top="0cm" fo:margin-bottom="0cm" style:contextual-spacing="false"/>
      <style:text-properties style:font-name="Arial"/>
    </style:style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2">
      <style:text-properties style:font-name="Arial"/>
    </style:style>
    <style:style style:name="P9" style:family="paragraph" style:parent-style-name="Preformatted_20_Text">
      <style:paragraph-properties fo:margin-top="0cm" fo:margin-bottom="0.499cm" style:contextual-spacing="false"/>
    </style:style>
    <style:style style:name="P10" style:family="paragraph" style:parent-style-name="Heading_20_3">
      <style:text-properties style:font-name="Arial"/>
    </style:style>
    <style:style style:name="P11" style:family="paragraph" style:parent-style-name="Text_20_body">
      <style:text-properties style:font-name="Arial"/>
    </style:style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3">
      <style:paragraph-properties fo:margin-top="0cm" fo:margin-bottom="0cm" style:contextual-spacing="false"/>
      <style:text-properties style:font-name="Arial"/>
    </style:style>
    <style:style style:name="P14" style:family="paragraph" style:parent-style-name="Text_20_body" style:list-style-name="L3">
      <style:text-properties style:font-name="Arial"/>
    </style:style>
    <style:style style:name="P15" style:family="paragraph" style:parent-style-name="Text_20_body" style:list-style-name="L4">
      <style:paragraph-properties fo:margin-top="0cm" fo:margin-bottom="0cm" style:contextual-spacing="false"/>
      <style:text-properties style:font-name="Arial"/>
    </style:style>
    <style:style style:name="P16" style:family="paragraph" style:parent-style-name="Text_20_body" style:list-style-name="L4">
      <style:paragraph-properties fo:margin-top="0cm" fo:margin-bottom="0cm" style:contextual-spacing="false"/>
    </style:style>
    <style:style style:name="P17" style:family="paragraph" style:parent-style-name="Text_20_body" style:list-style-name="L4">
      <style:text-properties style:font-name="Arial"/>
    </style:style>
    <style:style style:name="P18" style:family="paragraph" style:parent-style-name="Preformatted_20_Text">
      <style:text-properties style:font-name="Arial"/>
    </style:style>
    <style:style style:name="P19" style:family="paragraph" style:parent-style-name="Text_20_body" style:list-style-name="L5">
      <style:paragraph-properties fo:margin-top="0cm" fo:margin-bottom="0cm" style:contextual-spacing="false"/>
    </style:style>
    <style:style style:name="P20" style:family="paragraph" style:parent-style-name="Text_20_body" style:list-style-name="L5"/>
    <style:style style:name="P21" style:family="paragraph" style:parent-style-name="Text_20_body" style:list-style-name="L6">
      <style:paragraph-properties fo:margin-top="0cm" fo:margin-bottom="0cm" style:contextual-spacing="false"/>
    </style:style>
    <style:style style:name="P22" style:family="paragraph" style:parent-style-name="Text_20_body" style:list-style-name="L6">
      <style:paragraph-properties fo:margin-top="0cm" fo:margin-bottom="0cm" style:contextual-spacing="false"/>
      <style:text-properties style:font-name="Arial"/>
    </style:style>
    <style:style style:name="P23" style:family="paragraph" style:parent-style-name="Text_20_body" style:list-style-name="L6">
      <style:text-properties style:font-name="Arial"/>
    </style:style>
    <style:style style:name="P24" style:family="paragraph" style:parent-style-name="Text_20_body" style:list-style-name="L7">
      <style:paragraph-properties fo:margin-top="0cm" fo:margin-bottom="0cm" style:contextual-spacing="false"/>
      <style:text-properties style:font-name="Arial"/>
    </style:style>
    <style:style style:name="P25" style:family="paragraph" style:parent-style-name="Text_20_body" style:list-style-name="L7">
      <style:text-properties style:font-name="Arial"/>
    </style:style>
    <style:style style:name="P26" style:family="paragraph" style:parent-style-name="Text_20_body" style:list-style-name="L8">
      <style:paragraph-properties fo:margin-top="0cm" fo:margin-bottom="0cm" style:contextual-spacing="false"/>
      <style:text-properties style:font-name="Arial"/>
    </style:style>
    <style:style style:name="P27" style:family="paragraph" style:parent-style-name="Text_20_body" style:list-style-name="L8">
      <style:text-properties style:font-name="Arial"/>
    </style:style>
    <style:style style:name="P28" style:family="paragraph" style:parent-style-name="Text_20_body" style:list-style-name="L9">
      <style:paragraph-properties fo:margin-top="0cm" fo:margin-bottom="0cm" style:contextual-spacing="false"/>
      <style:text-properties style:font-name="Arial"/>
    </style:style>
    <style:style style:name="P29" style:family="paragraph" style:parent-style-name="Text_20_body" style:list-style-name="L9">
      <style:text-properties style:font-name="Arial"/>
    </style:style>
    <style:style style:name="P30" style:family="paragraph" style:parent-style-name="Text_20_body" style:list-style-name="L10">
      <style:paragraph-properties fo:margin-top="0cm" fo:margin-bottom="0cm" style:contextual-spacing="false"/>
      <style:text-properties style:font-name="Arial"/>
    </style:style>
    <style:style style:name="P31" style:family="paragraph" style:parent-style-name="Text_20_body" style:list-style-name="L10">
      <style:text-properties style:font-name="Arial"/>
    </style:style>
    <style:style style:name="P32" style:family="paragraph" style:parent-style-name="Text_20_body" style:list-style-name="L11">
      <style:paragraph-properties fo:margin-top="0cm" fo:margin-bottom="0cm" style:contextual-spacing="false"/>
      <style:text-properties style:font-name="Arial"/>
    </style:style>
    <style:style style:name="P33" style:family="paragraph" style:parent-style-name="Text_20_body" style:list-style-name="L11">
      <style:paragraph-properties fo:margin-top="0cm" fo:margin-bottom="0cm" style:contextual-spacing="false"/>
    </style:style>
    <style:style style:name="P34" style:family="paragraph" style:parent-style-name="Text_20_body" style:list-style-name="L11">
      <style:text-properties style:font-name="Arial"/>
    </style:style>
    <style:style style:name="P35" style:family="paragraph" style:parent-style-name="Text_20_body" style:list-style-name="L12">
      <style:paragraph-properties fo:margin-top="0cm" fo:margin-bottom="0cm" style:contextual-spacing="false"/>
    </style:style>
    <style:style style:name="P36" style:family="paragraph" style:parent-style-name="Text_20_body" style:list-style-name="L12"/>
    <style:style style:name="P37" style:family="paragraph" style:parent-style-name="Text_20_body" style:list-style-name="L13">
      <style:paragraph-properties fo:margin-top="0cm" fo:margin-bottom="0cm" style:contextual-spacing="false"/>
    </style:style>
    <style:style style:name="P38" style:family="paragraph" style:parent-style-name="Text_20_body" style:list-style-name="L13"/>
    <style:style style:name="P39" style:family="paragraph" style:parent-style-name="Text_20_body" style:list-style-name="L14">
      <style:paragraph-properties fo:margin-top="0cm" fo:margin-bottom="0cm" style:contextual-spacing="false"/>
      <style:text-properties style:font-name="Arial"/>
    </style:style>
    <style:style style:name="P40" style:family="paragraph" style:parent-style-name="Text_20_body" style:list-style-name="L14">
      <style:text-properties style:font-name="Arial"/>
    </style:style>
    <style:style style:name="P41" style:family="paragraph" style:parent-style-name="Standard">
      <style:text-properties style:font-name="Arial"/>
    </style:style>
    <style:style style:name="T1" style:family="text">
      <style:text-properties style:font-name="Ari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RRECTIONS DES CERCLES DE CRÉPUSCULE</text:h>
      <text:h text:style-name="P2" text:outline-level="2">Analyse complète des problèmes aux latitudes critiques 6°, 12° et 18°</text:h>
      <text:p text:style-name="P3"/>
      <text:h text:style-name="P2" text:outline-level="2">🎯 DÉCOUVERTE CLÉS</text:h>
      <text:p text:style-name="Text_20_body"><text:span text:style-name="T1">Le problème se manifeste </text:span><text:span text:style-name="Strong_20_Emphasis"><text:span text:style-name="T1">quelques secondes d'arc APRÈS</text:span></text:span><text:span text:style-name="T1"> les latitudes critiques où un cercle de crépuscule devient parfaitement horizontal :</text:span></text:p>
      <text:list text:style-name="L1">
        <text:list-item>
          <text:p text:style-name="P4"><text:span text:style-name="Strong_20_Emphasis"><text:span text:style-name="T1">À 6°0'0''</text:span></text:span><text:span text:style-name="T1"> → le cercle -6° (civil) a un rayon INFINI (droite horizontale parfaite) </text:span></text:p>
        </text:list-item>
        <text:list-item>
          <text:p text:style-name="P4"><text:span text:style-name="Strong_20_Emphasis"><text:span text:style-name="T1">À 12°0'0''</text:span></text:span><text:span text:style-name="T1"> → le cercle -12° (nautique) a un rayon INFINI </text:span></text:p>
        </text:list-item>
        <text:list-item>
          <text:p text:style-name="P5"><text:span text:style-name="Strong_20_Emphasis"><text:span text:style-name="T1">À 18°0'0''</text:span></text:span><text:span text:style-name="T1"> → le cercle -18° (astronomique) a un rayon INFINI </text:span></text:p>
        </text:list-item>
      </text:list>
      <text:p text:style-name="Text_20_body"><text:span text:style-name="Strong_20_Emphasis"><text:span text:style-name="T1">Juste après</text:span></text:span><text:span text:style-name="T1"> (à 6°0'01'', 12°0'01'', 18°0'01'', etc.) :</text:span></text:p>
      <text:list text:style-name="L2">
        <text:list-item>
          <text:p text:style-name="P6">Le cercle n'est plus une droite </text:p>
        </text:list-item>
        <text:list-item>
          <text:p text:style-name="P7"><text:span text:style-name="T1">Mais son rayon est </text:span><text:span text:style-name="Strong_20_Emphasis"><text:span text:style-name="T1">gigantesque</text:span></text:span><text:span text:style-name="T1"> (plusieurs milliers d'unités) </text:span></text:p>
        </text:list-item>
        <text:list-item>
          <text:p text:style-name="P8">Il transite progressivement d'un rayon infini vers un rayon normal </text:p>
        </text:list-item>
      </text:list>
      <text:p text:style-name="P3"/>
      <text:h text:style-name="P2" text:outline-level="2">📐 EXPLICATION MATHÉMATIQUE</text:h>
      <text:p text:style-name="Text_20_body"><text:span text:style-name="T1">Pour un cercle à hauteur </text:span><text:span text:style-name="Source_20_Text"><text:span text:style-name="T1">-Z</text:span></text:span><text:span text:style-name="T1"> à latitude </text:span><text:span text:style-name="Source_20_Text"><text:span text:style-name="T1">L</text:span></text:span><text:span text:style-name="T1"> :</text:span></text:p>
      <text:p text:style-name="Preformatted_20_Text"><text:span text:style-name="Source_20_Text"><text:span text:style-name="T1">elevation = 90 - (-Z) = 90 + Z</text:span></text:span></text:p>
      <text:p text:style-name="Preformatted_20_Text"><text:span text:style-name="Source_20_Text"><text:span text:style-name="T1">angle_B = (90 - L + elevation) / 2 = (180 - L + Z) / 2</text:span></text:span></text:p>
      <text:p text:style-name="P9"><text:span text:style-name="Source_20_Text"><text:span text:style-name="T1">angle_C = (90 - L - elevation) / 2 = (-L - Z) / 2</text:span></text:span></text:p>
      <text:h text:style-name="P10" text:outline-level="3">À latitude = |hauteur| EXACTEMENT</text:h>
      <text:p text:style-name="P11">Exemple : L=18° pour le cercle Z=-18° :</text:p>
      <text:p text:style-name="Preformatted_20_Text"><text:span text:style-name="Source_20_Text"><text:span text:style-name="T1">angle_B = (180 - 18 - 18) / 2 = 72°</text:span></text:span></text:p>
      <text:p text:style-name="P9"><text:span text:style-name="Source_20_Text"><text:span text:style-name="T1">angle_C = (-18 - (-18)) / 2 = 0°</text:span></text:span></text:p>
      <text:p text:style-name="Text_20_body"><text:span text:style-name="Strong_20_Emphasis"><text:span text:style-name="T1">tan(0°) = 0</text:span></text:span><text:span text:style-name="T1"> → Le rayon devient INFINI → droite horizontale</text:span></text:p>
      <text:h text:style-name="P10" text:outline-level="3">Juste APRÈS : L=18°0'01'' (18.00027°)</text:h>
      <text:p text:style-name="Preformatted_20_Text"><text:span text:style-name="Source_20_Text"><text:span text:style-name="T1">angle_C = (-18.00027 - (-18)) / 2 = -0.000135°</text:span></text:span></text:p>
      <text:p text:style-name="P9"><text:span text:style-name="Source_20_Text"><text:span text:style-name="T1">tan(-0.000135°) ≈ -0.0000024 (valeur minuscule)</text:span></text:span></text:p>
      <text:p text:style-name="Text_20_body"><text:span text:style-name="T1">La différence </text:span><text:span text:style-name="Source_20_Text"><text:span text:style-name="T1">B - C</text:span></text:span><text:span text:style-name="T1"> est ÉNORME → rayon GIGANTESQUE (mais pas infini)</text:span></text:p>
      <text:p text:style-name="P3"/>
      <text:h text:style-name="P2" text:outline-level="2"><text:soft-page-break/>🐛 PROBLÈMES IDENTIFIÉS</text:h>
      <text:h text:style-name="Heading_20_3" text:outline-level="3"><text:span text:style-name="Strong_20_Emphasis"><text:span text:style-name="T1">Problème A : Cercle absent entre X°0'01'' et X°0'07''</text:span></text:span></text:h>
      <text:p text:style-name="Text_20_body"><text:span text:style-name="Strong_20_Emphasis"><text:span text:style-name="T1">Scénario à 18°0'01'' :</text:span></text:span></text:p>
      <text:list text:style-name="L3">
        <text:list-item>
          <text:p text:style-name="P12"><text:span text:style-name="T1">La condition ligne 380 dans </text:span><text:span text:style-name="Source_20_Text"><text:span text:style-name="T1">almucantarats.py</text:span></text:span><text:span text:style-name="T1"> vérifie : </text:span><text:span text:style-name="Source_20_Text"><text:span text:style-name="T1">18.00027 &lt; 18</text:span></text:span><text:span text:style-name="T1"> ? </text:span></text:p>
        </text:list-item>
        <text:list-item>
          <text:p text:style-name="P12"><text:span text:style-name="Strong_20_Emphasis"><text:span text:style-name="T1">FAUX</text:span></text:span><text:span text:style-name="T1"> → le cercle est calculable </text:span></text:p>
        </text:list-item>
        <text:list-item>
          <text:p text:style-name="P13">Le cercle est calculé avec un rayon de ~50,000 unités </text:p>
        </text:list-item>
        <text:list-item>
          <text:p text:style-name="P12"><text:span text:style-name="T1">Dans </text:span><text:span text:style-name="Source_20_Text"><text:span text:style-name="T1">views.py</text:span></text:span><text:span text:style-name="T1"> ligne 147, la condition </text:span><text:span text:style-name="Source_20_Text"><text:span text:style-name="T1">cercle.get("type") != "ligne_horizontale"</text:span></text:span><text:span text:style-name="T1"> est </text:span><text:span text:style-name="Strong_20_Emphasis"><text:span text:style-name="T1">VRAIE</text:span></text:span><text:span text:style-name="T1"> </text:span></text:p>
        </text:list-item>
        <text:list-item>
          <text:p text:style-name="P12"><text:span text:style-name="T1">Le cercle est ajouté en </text:span><text:span text:style-name="Strong_20_Emphasis"><text:span text:style-name="T1">noir</text:span></text:span><text:span text:style-name="T1"> avec ce rayon gigantesque </text:span></text:p>
        </text:list-item>
        <text:list-item>
          <text:p text:style-name="P12"><text:span text:style-name="Strong_20_Emphasis"><text:span text:style-name="T1">MAIS</text:span></text:span><text:span text:style-name="T1"> dans le SVG, un cercle avec rayon = 50,000 crée des artefacts graphiques (secteurs noirs, tracés parasites) </text:span></text:p>
        </text:list-item>
        <text:list-item>
          <text:p text:style-name="P14">Le masquage déforme complètement l'affichage </text:p>
        </text:list-item>
      </text:list>
      <text:h text:style-name="Heading_20_3" text:outline-level="3"><text:span text:style-name="Strong_20_Emphasis"><text:span text:style-name="T1">Problème B : Cercle en ligne continue entre X°0'08'' et X°0'15''</text:span></text:span></text:h>
      <text:p text:style-name="Text_20_body"><text:span text:style-name="Strong_20_Emphasis"><text:span text:style-name="T1">Scénario à 18°0'08'' :</text:span></text:span></text:p>
      <text:list text:style-name="L4">
        <text:list-item>
          <text:p text:style-name="P15">Le rayon commence à décroître mais reste &gt; 1000 </text:p>
        </text:list-item>
        <text:list-item>
          <text:p text:style-name="P16"><text:span text:style-name="T1">Le cercle est calculable et ajouté en noir dans </text:span><text:span text:style-name="Source_20_Text"><text:span text:style-name="T1">views.py</text:span></text:span><text:span text:style-name="T1"> </text:span></text:p>
        </text:list-item>
        <text:list-item>
          <text:p text:style-name="P16"><text:span text:style-name="T1">Dans le template HTML ligne 765, il reçoit </text:span><text:span text:style-name="Source_20_Text"><text:span text:style-name="T1">stroke-dasharray="8,4"</text:span></text:span><text:span text:style-name="T1"> (pointillés) </text:span></text:p>
        </text:list-item>
        <text:list-item>
          <text:p text:style-name="P16"><text:span text:style-name="Strong_20_Emphasis"><text:span text:style-name="T1">MAIS</text:span></text:span><text:span text:style-name="T1"> le cercle est aussi extrapolé en rouge dans </text:span><text:span text:style-name="Source_20_Text"><text:span text:style-name="T1">crepuscules.py</text:span></text:span><text:span text:style-name="T1"> </text:span></text:p>
        </text:list-item>
        <text:list-item>
          <text:p text:style-name="P16"><text:span text:style-name="T1">Résultat : </text:span><text:span text:style-name="Strong_20_Emphasis"><text:span text:style-name="T1">DEUX cercles</text:span></text:span><text:span text:style-name="T1"> au même endroit (un noir pointillé + un rouge pointillé) </text:span></text:p>
        </text:list-item>
        <text:list-item>
          <text:p text:style-name="P17">Visuellement, on voit une ligne continue car les deux se superposent mal </text:p>
        </text:list-item>
      </text:list>
      <text:p text:style-name="P3"/>
      <text:h text:style-name="P2" text:outline-level="2">✅ SOLUTIONS APPLIQUÉES</text:h>
      <text:h text:style-name="Heading_20_3" text:outline-level="3"><text:span text:style-name="T1">1️⃣ </text:span><text:span text:style-name="Strong_20_Emphasis"><text:span text:style-name="T1">Dans </text:span></text:span><text:span text:style-name="Strong_20_Emphasis"><text:span text:style-name="Source_20_Text"><text:span text:style-name="T1">almucantarats.py</text:span></text:span></text:span><text:span text:style-name="T1"> (NOUVEAU - fichier principal)</text:span></text:h>
      <text:p text:style-name="Text_20_body"><text:span text:style-name="Strong_20_Emphasis"><text:span text:style-name="T1">Ajout d'une constante de seuil :</text:span></text:span></text:p>
      <text:p text:style-name="P9"><text:span text:style-name="Source_20_Text"><text:span text:style-name="T1">SEUIL_RAYON_LIGNE = 1000</text:span></text:span></text:p>
      <text:p text:style-name="Text_20_body"><text:span text:style-name="Strong_20_Emphasis"><text:span text:style-name="T1">Détection de la zone critique (ligne 403-411) :</text:span></text:span></text:p>
      <text:p text:style-name="Preformatted_20_Text"><text:span text:style-name="Source_20_Text"><text:span text:style-name="T1">if hauteur &lt; 0:</text:span></text:span></text:p>
      <text:p text:style-name="Preformatted_20_Text"><text:span text:style-name="Source_20_Text"><text:span text:style-name="T1"><text:s text:c="4"/>diff = abs(abs(self.latitude) - abs(hauteur))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if diff &lt; 0.05: <text:s/># 0.05° = 3 arcminutes</text:span></text:span></text:p>
      <text:p text:style-name="Preformatted_20_Text"><text:span text:style-name="Source_20_Text"><text:span text:style-name="T1"><text:s text:c="8"/>print(f"⚠️ <text:s/>Zone critique détectée : latitude {self.latitude}° ≈ |hauteur| {abs(hauteur)}°")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if abs(self.latitude) &lt; abs(hauteur):</text:span></text:span></text:p>
      <text:p text:style-name="P9"><text:span text:style-name="Source_20_Text"><text:span text:style-name="T1"><text:s text:c="8"/>return None</text:span></text:span></text:p>
      <text:p text:style-name="Text_20_body"><text:span text:style-name="Strong_20_Emphasis"><text:span text:style-name="T1">Conversion automatique en ligne horizontale (ligne 441-456) :</text:span></text:span></text:p>
      <text:p text:style-name="Preformatted_20_Text"><text:span text:style-name="Source_20_Text"><text:span text:style-name="T1">rayon_scaled = rayon * self.facteur_echelle</text:span></text:span></text:p>
      <text:p text:style-name="P18"/>
      <text:p text:style-name="Preformatted_20_Text"><text:span text:style-name="Source_20_Text"><text:span text:style-name="T1">if rayon_scaled &gt; self.SEUIL_RAYON_LIGNE:</text:span></text:span></text:p>
      <text:p text:style-name="Preformatted_20_Text"><text:span text:style-name="Source_20_Text"><text:span text:style-name="T1"><text:s text:c="4"/>y_position = Y_scaled - rayon_scaled</text:span></text:span></text:p>
      <text:p text:style-name="Preformatted_20_Text"><text:soft-page-break/><text:span text:style-name="Source_20_Text"><text:span text:style-name="T1"><text:s text:c="4"/>print(f"🔶 Almucantarat {hauteur}° converti en LIGNE HORIZONTALE (rayon={rayon_scaled:.1f})")</text:span></text:span></text:p>
      <text:p text:style-name="Preformatted_20_Text"><text:span text:style-name="Source_20_Text"><text:span text:style-name="T1"><text:s text:c="4"/>return {</text:span></text:span></text:p>
      <text:p text:style-name="Preformatted_20_Text"><text:span text:style-name="Source_20_Text"><text:span text:style-name="T1"><text:s text:c="8"/>'type': 'ligne_horizontale',</text:span></text:span></text:p>
      <text:p text:style-name="Preformatted_20_Text"><text:span text:style-name="Source_20_Text"><text:span text:style-name="T1"><text:s text:c="8"/>'y_offset': y_position,</text:span></text:span></text:p>
      <text:p text:style-name="Preformatted_20_Text"><text:span text:style-name="Source_20_Text"><text:span text:style-name="T1"><text:s text:c="8"/>'hauteur': hauteur,</text:span></text:span></text:p>
      <text:p text:style-name="Preformatted_20_Text"><text:span text:style-name="Source_20_Text"><text:span text:style-name="T1"><text:s text:c="8"/>'style': {...}</text:span></text:span></text:p>
      <text:p text:style-name="P9"><text:span text:style-name="Source_20_Text"><text:span text:style-name="T1"><text:s text:c="4"/>}</text:span></text:span></text:p>
      <text:p text:style-name="Text_20_body"><text:span text:style-name="Strong_20_Emphasis"><text:span text:style-name="T1">Effet :</text:span></text:span></text:p>
      <text:list text:style-name="L5">
        <text:list-item>
          <text:p text:style-name="P19"><text:span text:style-name="T1">À 6°0'01'' → cercle -6° détecté avec rayon gigantesque → converti en </text:span><text:span text:style-name="Source_20_Text"><text:span text:style-name="T1">ligne_horizontale</text:span></text:span><text:span text:style-name="T1"> </text:span></text:p>
        </text:list-item>
        <text:list-item>
          <text:p text:style-name="P19"><text:span text:style-name="T1">À 12°0'01'' → cercle -12° détecté avec rayon gigantesque → converti en </text:span><text:span text:style-name="Source_20_Text"><text:span text:style-name="T1">ligne_horizontale</text:span></text:span><text:span text:style-name="T1"> </text:span></text:p>
        </text:list-item>
        <text:list-item>
          <text:p text:style-name="P20"><text:span text:style-name="T1">À 18°0'01'' → cercle -18° détecté avec rayon gigantesque → converti en </text:span><text:span text:style-name="Source_20_Text"><text:span text:style-name="T1">ligne_horizontale</text:span></text:span><text:span text:style-name="T1"> </text:span></text:p>
        </text:list-item>
      </text:list>
      <text:h text:style-name="Heading_20_3" text:outline-level="3"><text:span text:style-name="T1">2️⃣ </text:span><text:span text:style-name="Strong_20_Emphasis"><text:span text:style-name="T1">Dans </text:span></text:span><text:span text:style-name="Strong_20_Emphasis"><text:span text:style-name="Source_20_Text"><text:span text:style-name="T1">crepuscules.py</text:span></text:span></text:span><text:span text:style-name="T1"> (AMÉLIORÉ)</text:span></text:h>
      <text:p text:style-name="Text_20_body"><text:span text:style-name="Strong_20_Emphasis"><text:span text:style-name="T1">Vérification renforcée avant de marquer comme "calculable" (ligne 120-134) :</text:span></text:span></text:p>
      <text:p text:style-name="Preformatted_20_Text"><text:span text:style-name="Source_20_Text"><text:span text:style-name="T1">cercle = alm.calculer_almucantarat(Z)</text:span></text:span></text:p>
      <text:p text:style-name="P18"/>
      <text:p text:style-name="Preformatted_20_Text"><text:span text:style-name="Source_20_Text"><text:span text:style-name="T1">if cercle and cercle.get("type") != "ligne_horizontale":</text:span></text:span></text:p>
      <text:p text:style-name="Preformatted_20_Text"><text:span text:style-name="Source_20_Text"><text:span text:style-name="T1"><text:s text:c="4"/>rayon = cercle.get('rayon', 0)</text:span></text:span></text:p>
      <text:p text:style-name="Preformatted_20_Text"><text:span text:style-name="Source_20_Text"><text:span text:style-name="T1"><text:s text:c="4"/>if rayon &lt; 1000:</text:span></text:span></text:p>
      <text:p text:style-name="Preformatted_20_Text"><text:span text:style-name="Source_20_Text"><text:span text:style-name="T1"><text:s text:c="8"/>cercles_calcules[Z] = True</text:span></text:span></text:p>
      <text:p text:style-name="Preformatted_20_Text"><text:span text:style-name="Source_20_Text"><text:span text:style-name="T1"><text:s text:c="4"/>else:</text:span></text:span></text:p>
      <text:p text:style-name="P9"><text:span text:style-name="Source_20_Text"><text:span text:style-name="T1"><text:s text:c="8"/>print(f"🔴 Cercle Z={Z}° a un rayon trop grand, doit être extrapolé")</text:span></text:span></text:p>
      <text:p text:style-name="Text_20_body"><text:span text:style-name="Strong_20_Emphasis"><text:span text:style-name="T1">Effet :</text:span></text:span></text:p>
      <text:list text:style-name="L6">
        <text:list-item>
          <text:p text:style-name="P21"><text:span text:style-name="T1">Les cercles avec rayon &gt; 1000 ne sont </text:span><text:span text:style-name="Strong_20_Emphasis"><text:span text:style-name="T1">jamais</text:span></text:span><text:span text:style-name="T1"> ajoutés en noir dans </text:span><text:span text:style-name="Source_20_Text"><text:span text:style-name="T1">views.py</text:span></text:span><text:span text:style-name="T1"> </text:span></text:p>
        </text:list-item>
        <text:list-item>
          <text:p text:style-name="P22">Ils sont toujours extrapolés en rouge </text:p>
        </text:list-item>
        <text:list-item>
          <text:p text:style-name="P23">Pas de doublon ni d'artefacts graphiques </text:p>
        </text:list-item>
      </text:list>
      <text:p text:style-name="P3"/>
      <text:h text:style-name="P2" text:outline-level="2">🔧 INSTRUCTIONS D'INSTALLATION</text:h>
      <text:h text:style-name="P10" text:outline-level="3">Option 1 : Remplacement complet (RECOMMANDÉ)</text:h>
      <text:p text:style-name="Preformatted_20_Text"><text:span text:style-name="Source_20_Text"><text:span text:style-name="T1"># 1. Sauvegarder les anciens fichiers</text:span></text:span></text:p>
      <text:p text:style-name="Preformatted_20_Text"><text:span text:style-name="Source_20_Text"><text:span text:style-name="T1">cp tympan/almucantarats/almucantarats.py tympan/almucantarats/almucantarats_backup.py</text:span></text:span></text:p>
      <text:p text:style-name="Preformatted_20_Text"><text:span text:style-name="Source_20_Text"><text:span text:style-name="T1">cp tympan/crepuscules/crepuscules.py tympan/crepuscules/crepuscules_backup.py</text:span></text:span></text:p>
      <text:p text:style-name="P18"/>
      <text:p text:style-name="Preformatted_20_Text"><text:span text:style-name="Source_20_Text"><text:span text:style-name="T1"># 2. Remplacer par les versions corrigées</text:span></text:span></text:p>
      <text:p text:style-name="Preformatted_20_Text"><text:span text:style-name="Source_20_Text"><text:span text:style-name="T1">cp almucantarats_corrected.py tympan/almucantarats/almucantarats.py</text:span></text:span></text:p>
      <text:p text:style-name="Preformatted_20_Text"><text:span text:style-name="Source_20_Text"><text:span text:style-name="T1">cp crepuscules_corrected.py tympan/crepuscules/crepuscules.py</text:span></text:span></text:p>
      <text:p text:style-name="P18"/>
      <text:p text:style-name="P9"><text:span text:style-name="Source_20_Text"><text:span text:style-name="T1"># 3. Redémarrer l'application Flask</text:span></text:span></text:p>
      <text:h text:style-name="P10" text:outline-level="3"><text:soft-page-break/>Option 2 : Appliquer les modifications manuellement</text:h>
      <text:p text:style-name="Text_20_body"><text:span text:style-name="T1">Si vous préférez modifier vos fichiers existants, suivez les indications dans les commentaires </text:span><text:span text:style-name="Source_20_Text"><text:span text:style-name="T1">✅ CORRECTION</text:span></text:span><text:span text:style-name="T1"> et </text:span><text:span text:style-name="Source_20_Text"><text:span text:style-name="T1">✅ NOUVELLE VÉRIFICATION</text:span></text:span><text:span text:style-name="T1"> dans les fichiers corrigés.</text:span></text:p>
      <text:p text:style-name="P3"/>
      <text:h text:style-name="P2" text:outline-level="2">📊 RÉSULTATS ATTENDUS APRÈS CORRECTION</text:h>
      <text:h text:style-name="P10" text:outline-level="3">À latitude 6°0'01'' :</text:h>
      <text:p text:style-name="Preformatted_20_Text"><text:span text:style-name="Source_20_Text"><text:span text:style-name="T1">⚠️ <text:s/>Zone critique détectée : latitude 6.00027° ≈ |hauteur| 6° (diff=0.0003°)</text:span></text:span></text:p>
      <text:p text:style-name="Preformatted_20_Text"><text:span text:style-name="Source_20_Text"><text:span text:style-name="T1"> Almucantarat -6° converti en LIGNE HORIZONTALE (rayon=43256.7 &gt; 1000)</text:span></text:span></text:p>
      <text:p text:style-name="Preformatted_20_Text"><text:span text:style-name="Source_20_Text"><text:span text:style-name="T1">✅ Cercle Z=-6° est calculé comme LIGNE HORIZONTALE</text:span></text:span></text:p>
      <text:p text:style-name="Preformatted_20_Text"><text:span text:style-name="Source_20_Text"><text:span text:style-name="T1"> Cercle Z=-12° doit être extrapolé</text:span></text:span></text:p>
      <text:p text:style-name="P9"><text:span text:style-name="Source_20_Text"><text:span text:style-name="T1"> Cercle Z=-18° doit être extrapolé</text:span></text:span></text:p>
      <text:h text:style-name="P10" text:outline-level="3">À latitude 12°0'01'' :</text:h>
      <text:p text:style-name="Preformatted_20_Text"><text:span text:style-name="Source_20_Text"><text:span text:style-name="T1">✅ Cercle Z=-6° est calculable directement (rayon=42.3)</text:span></text:span></text:p>
      <text:p text:style-name="Preformatted_20_Text"><text:span text:style-name="Source_20_Text"><text:span text:style-name="T1">⚠️ <text:s/>Zone critique détectée : latitude 12.00027° ≈ |hauteur| 12° (diff=0.0003°)</text:span></text:span></text:p>
      <text:p text:style-name="Preformatted_20_Text"><text:span text:style-name="Source_20_Text"><text:span text:style-name="T1"> Almucantarat -12° converti en LIGNE HORIZONTALE (rayon=43256.7 &gt; 1000)</text:span></text:span></text:p>
      <text:p text:style-name="Preformatted_20_Text"><text:span text:style-name="Source_20_Text"><text:span text:style-name="T1">✅ Cercle Z=-12° est calculé comme LIGNE HORIZONTALE</text:span></text:span></text:p>
      <text:p text:style-name="P9"><text:span text:style-name="Source_20_Text"><text:span text:style-name="T1"> Cercle Z=-18° doit être extrapolé</text:span></text:span></text:p>
      <text:h text:style-name="P10" text:outline-level="3">À latitude 18°0'01'' :</text:h>
      <text:p text:style-name="Preformatted_20_Text"><text:span text:style-name="Source_20_Text"><text:span text:style-name="T1">✅ Cercle Z=-6° est calculable directement (rayon=52.1)</text:span></text:span></text:p>
      <text:p text:style-name="Preformatted_20_Text"><text:span text:style-name="Source_20_Text"><text:span text:style-name="T1">✅ Cercle Z=-12° est calculable directement (rayon=42.3)</text:span></text:span></text:p>
      <text:p text:style-name="Preformatted_20_Text"><text:span text:style-name="Source_20_Text"><text:span text:style-name="T1">⚠️ <text:s/>Zone critique détectée : latitude 18.00027° ≈ |hauteur| 18° (diff=0.0003°)</text:span></text:span></text:p>
      <text:p text:style-name="Preformatted_20_Text"><text:span text:style-name="Source_20_Text"><text:span text:style-name="T1"> Almucantarat -18° converti en LIGNE HORIZONTALE (rayon=43256.7 &gt; 1000)</text:span></text:span></text:p>
      <text:p text:style-name="P9"><text:span text:style-name="Source_20_Text"><text:span text:style-name="T1">✅ Cercle Z=-18° est calculé comme LIGNE HORIZONTALE</text:span></text:span></text:p>
      <text:h text:style-name="P10" text:outline-level="3">Affichage visuel :</text:h>
      <text:list text:style-name="L7">
        <text:list-item>
          <text:p text:style-name="P24">✅ Plus de secteurs noirs parasites </text:p>
        </text:list-item>
        <text:list-item>
          <text:p text:style-name="P24">✅ Plus de traits parasites </text:p>
        </text:list-item>
        <text:list-item>
          <text:p text:style-name="P24">✅ Tous les cercles en pointillés corrects </text:p>
        </text:list-item>
        <text:list-item>
          <text:p text:style-name="P25">✅ Transitions fluides entre cercles et lignes horizontales </text:p>
        </text:list-item>
      </text:list>
      <text:p text:style-name="P3"/>
      <text:h text:style-name="P2" text:outline-level="2">🧪 TESTS DE VALIDATION</text:h>
      <text:p text:style-name="P11">Testez ces latitudes spécifiques pour vérifier la correction :</text:p>
      <text:h text:style-name="P10" text:outline-level="3">Latitudes critiques autour de 6° :</text:h>
      <text:list text:style-name="L8">
        <text:list-item>
          <text:p text:style-name="P26">5°59'59'' → cercle -6° normal </text:p>
        </text:list-item>
        <text:list-item>
          <text:p text:style-name="P26">6°0'0'' → cercle -6° = ligne horizontale </text:p>
        </text:list-item>
        <text:list-item>
          <text:p text:style-name="P26">6°0'1'' à 6°0'7'' → cercle -6° = ligne horizontale (rayon &gt; 1000) </text:p>
        </text:list-item>
        <text:list-item>
          <text:p text:style-name="P27">6°0'8'' → cercle -6° redevient cercle normal </text:p>
        </text:list-item>
      </text:list>
      <text:h text:style-name="P10" text:outline-level="3"><text:soft-page-break/>Latitudes critiques autour de 12° :</text:h>
      <text:list text:style-name="L9">
        <text:list-item>
          <text:p text:style-name="P28">11°59'59'' → cercle -12° normal </text:p>
        </text:list-item>
        <text:list-item>
          <text:p text:style-name="P28">12°0'0'' → cercle -12° = ligne horizontale </text:p>
        </text:list-item>
        <text:list-item>
          <text:p text:style-name="P28">12°0'1'' à 12°0'15'' → cercle -12° = ligne horizontale (rayon &gt; 1000) </text:p>
        </text:list-item>
        <text:list-item>
          <text:p text:style-name="P29">12°0'16'' → cercle -12° redevient cercle normal </text:p>
        </text:list-item>
      </text:list>
      <text:h text:style-name="P10" text:outline-level="3">Latitudes critiques autour de 18° :</text:h>
      <text:list text:style-name="L10">
        <text:list-item>
          <text:p text:style-name="P30">17°59'59'' → cercle -18° normal </text:p>
        </text:list-item>
        <text:list-item>
          <text:p text:style-name="P30">18°0'0'' → cercle -18° = ligne horizontale </text:p>
        </text:list-item>
        <text:list-item>
          <text:p text:style-name="P30">18°0'1'' à 18°0'15'' → cercle -18° = ligne horizontale (rayon &gt; 1000) </text:p>
        </text:list-item>
        <text:list-item>
          <text:p text:style-name="P31">18°0'16'' → cercle -18° redevient cercle normal </text:p>
        </text:list-item>
      </text:list>
      <text:p text:style-name="P3"/>
      <text:h text:style-name="P2" text:outline-level="2">📈 PERFORMANCES</text:h>
      <text:p text:style-name="P11">Ces modifications n'impactent pas les performances :</text:p>
      <text:list text:style-name="L11">
        <text:list-item>
          <text:p text:style-name="P32">Le calcul du rayon est déjà effectué </text:p>
        </text:list-item>
        <text:list-item>
          <text:p text:style-name="P33"><text:span text:style-name="T1">On ajoute simplement une comparaison (</text:span><text:span text:style-name="Source_20_Text"><text:span text:style-name="T1">rayon &gt; 1000</text:span></text:span><text:span text:style-name="T1">) </text:span></text:p>
        </text:list-item>
        <text:list-item>
          <text:p text:style-name="P34">Le temps de calcul reste identique </text:p>
        </text:list-item>
      </text:list>
      <text:p text:style-name="P3"/>
      <text:h text:style-name="P2" text:outline-level="2">🎓 LEÇONS APPRISES</text:h>
      <text:list text:style-name="L12">
        <text:list-item>
          <text:p text:style-name="P35"><text:span text:style-name="Strong_20_Emphasis"><text:span text:style-name="T1">Les transitions mathématiques</text:span></text:span><text:span text:style-name="T1"> entre états singuliers (rayon infini) nécessitent des seuils de détection </text:span></text:p>
        </text:list-item>
        <text:list-item>
          <text:p text:style-name="P35"><text:span text:style-name="Strong_20_Emphasis"><text:span text:style-name="T1">La projection stéréographique</text:span></text:span><text:span text:style-name="T1"> produit des valeurs gigantesques près des singularités </text:span></text:p>
        </text:list-item>
        <text:list-item>
          <text:p text:style-name="P35"><text:span text:style-name="Strong_20_Emphasis"><text:span text:style-name="T1">Les artefacts graphiques</text:span></text:span><text:span text:style-name="T1"> SVG apparaissent avec des rayons &gt; plusieurs milliers </text:span></text:p>
        </text:list-item>
        <text:list-item>
          <text:p text:style-name="P36"><text:span text:style-name="Strong_20_Emphasis"><text:span text:style-name="T1">La détection précoce</text:span></text:span><text:span text:style-name="T1"> (dans </text:span><text:span text:style-name="Source_20_Text"><text:span text:style-name="T1">almucantarats.py</text:span></text:span><text:span text:style-name="T1">) est meilleure que la correction tardive (dans </text:span><text:span text:style-name="Source_20_Text"><text:span text:style-name="T1">crepuscules.py</text:span></text:span><text:span text:style-name="T1">) </text:span></text:p>
        </text:list-item>
      </text:list>
      <text:p text:style-name="P3"/>
      <text:h text:style-name="P2" text:outline-level="2">✨ AMÉLIORATIONS FUTURES POSSIBLES</text:h>
      <text:list text:style-name="L13">
        <text:list-item>
          <text:p text:style-name="P37"><text:span text:style-name="Strong_20_Emphasis"><text:span text:style-name="T1">Affiner le seuil</text:span></text:span><text:span text:style-name="T1"> : Actuellement 1000, pourrait être ajusté selon les besoins </text:span></text:p>
        </text:list-item>
        <text:list-item>
          <text:p text:style-name="P37"><text:span text:style-name="Strong_20_Emphasis"><text:span text:style-name="T1">Détecter plus tôt</text:span></text:span><text:span text:style-name="T1"> : Calculer la différence </text:span><text:span text:style-name="Source_20_Text"><text:span text:style-name="T1">|latitude - |hauteur||</text:span></text:span><text:span text:style-name="T1"> avant même de calculer les tangentes </text:span></text:p>
        </text:list-item>
        <text:list-item>
          <text:p text:style-name="P37"><text:span text:style-name="Strong_20_Emphasis"><text:span text:style-name="T1">Interpolation</text:span></text:span><text:span text:style-name="T1"> : Au lieu d'une transition brutale, interpoler progressivement </text:span></text:p>
        </text:list-item>
        <text:list-item>
          <text:p text:style-name="P38"><text:span text:style-name="Strong_20_Emphasis"><text:span text:style-name="T1">Cas particuliers</text:span></text:span><text:span text:style-name="T1"> : Gérer latitude = 6°0'0'' exactement avec des données précalculées </text:span></text:p>
        </text:list-item>
      </text:list>
      <text:p text:style-name="P3"/>
      <text:h text:style-name="P2" text:outline-level="2"><text:soft-page-break/>🏁 CONCLUSION</text:h>
      <text:p text:style-name="Text_20_body"><text:span text:style-name="T1">Le problème était subtil : les cercles de crépuscule aux </text:span><text:span text:style-name="Strong_20_Emphasis"><text:span text:style-name="T1">latitudes critiques ± quelques secondes d'arc</text:span></text:span><text:span text:style-name="T1"> avaient des rayons gigantesques qui :</text:span></text:p>
      <text:list text:style-name="L14">
        <text:list-item>
          <text:p text:style-name="P39">Créaient des artefacts SVG (secteurs/traits noirs) </text:p>
        </text:list-item>
        <text:list-item>
          <text:p text:style-name="P39">N'étaient pas reconnus comme des lignes horizontales </text:p>
        </text:list-item>
        <text:list-item>
          <text:p text:style-name="P40">Étaient parfois dupliqués (noir + rouge) </text:p>
        </text:list-item>
      </text:list>
      <text:p text:style-name="Text_20_body"><text:span text:style-name="T1">La solution consiste à </text:span><text:span text:style-name="Strong_20_Emphasis"><text:span text:style-name="T1">détecter automatiquement</text:span></text:span><text:span text:style-name="T1"> quand un rayon dépasse 1000 unités et </text:span><text:span text:style-name="Strong_20_Emphasis"><text:span text:style-name="T1">convertir</text:span></text:span><text:span text:style-name="T1"> le cercle en ligne horizontale, évitant ainsi tous les problèmes graphiques.</text:span></text:p>
      <text:p text:style-name="Text_20_body"><text:span text:style-name="T1">Les corrections sont </text:span><text:span text:style-name="Strong_20_Emphasis"><text:span text:style-name="T1">minimales</text:span></text:span><text:span text:style-name="T1">, </text:span><text:span text:style-name="Strong_20_Emphasis"><text:span text:style-name="T1">ciblées</text:span></text:span><text:span text:style-name="T1"> et </text:span><text:span text:style-name="Strong_20_Emphasis"><text:span text:style-name="T1">efficaces</text:span></text:span><text:span text:style-name="T1"> pour les trois latitudes problématiques : 6°, 12° et 18°.</text:span></text:p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2T14:46:36.509522000</meta:creation-date>
    <dc:date>2025-11-12T14:47:53.841029000</dc:date>
    <meta:editing-duration>PT1M18S</meta:editing-duration>
    <meta:editing-cycles>1</meta:editing-cycles>
    <meta:document-statistic meta:table-count="0" meta:image-count="0" meta:object-count="0" meta:page-count="6" meta:paragraph-count="158" meta:word-count="1260" meta:character-count="8196" meta:non-whitespace-character-count="6975"/>
    <meta:generator>LibreOffice/25.8.2.2$MacOSX_AARCH64 LibreOffice_project/d401f2107ccab8f924a8e2df40f573aab7605b6f</meta:generator>
  </office:meta>
</office:document-meta>
</file>